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838cm" fo:margin-left="-0.012cm" table:align="left"/>
    </style:style>
    <style:style style:name="Table1.A" style:family="table-column">
      <style:table-column-properties style:column-width="5.711cm"/>
    </style:style>
    <style:style style:name="Table1.B" style:family="table-column">
      <style:table-column-properties style:column-width="12.127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6" style:family="table-row">
      <style:table-row-properties style:min-row-height="1.259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38cm"/>
    </style:style>
    <style:style style:name="Table1.11" style:family="table-row">
      <style:table-row-properties style:min-row-height="1.161cm"/>
    </style:style>
    <style:style style:name="Table1.28" style:family="table-row">
      <style:table-row-properties style:min-row-height="1.162cm"/>
    </style:style>
    <style:style style:name="P1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2" style:family="paragraph" style:parent-style-name="Text_20_body">
      <style:text-properties style:font-name="Liberation Serif" fo:font-size="12pt" fo:language="en" fo:country="US" officeooo:paragraph-rsid="06e55c0b" style:font-size-asian="12pt" style:font-size-complex="12pt"/>
    </style:style>
    <style:style style:name="P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4" style:family="paragraph" style:parent-style-name="Text_20_body">
      <style:text-properties style:font-name="Liberation Serif" fo:font-size="12pt" style:font-size-asian="12pt" style:font-size-complex="12pt"/>
    </style:style>
    <style:style style:name="P5" style:family="paragraph" style:parent-style-name="Text_20_body">
      <style:paragraph-properties fo:line-height="100%"/>
      <style:text-properties style:font-name="Liberation Serif" fo:font-size="12pt" style:font-size-asian="12pt" style:font-size-complex="12pt"/>
    </style:style>
    <style:style style:name="P6" style:family="paragraph" style:parent-style-name="Text_20_body">
      <style:paragraph-properties fo:line-height="100%"/>
      <style:text-properties style:font-name="Liberation Serif" fo:font-size="12pt" officeooo:paragraph-rsid="068044ce" style:font-size-asian="12pt" style:font-size-complex="12pt"/>
    </style:style>
    <style:style style:name="P7" style:family="paragraph" style:parent-style-name="Text_20_body">
      <style:paragraph-properties fo:line-height="100%"/>
      <style:text-properties style:font-name="Liberation Serif" fo:font-size="12pt" officeooo:paragraph-rsid="071f111f" style:font-size-asian="12pt" style:font-size-complex="12pt"/>
    </style:style>
    <style:style style:name="P8" style:family="paragraph" style:parent-style-name="Text_20_body">
      <style:paragraph-properties fo:line-height="100%"/>
      <style:text-properties style:font-name="Liberation Serif" fo:font-size="12pt" officeooo:rsid="071c6466" officeooo:paragraph-rsid="071dab2f" style:font-size-asian="12pt" style:font-size-complex="12pt"/>
    </style:style>
    <style:style style:name="P9" style:family="paragraph" style:parent-style-name="Text_20_body">
      <style:text-properties style:font-name="Liberation Serif" fo:font-size="12pt" officeooo:paragraph-rsid="07346d14" style:font-size-asian="12pt" style:font-size-complex="12pt"/>
    </style:style>
    <style:style style:name="P10" style:family="paragraph" style:parent-style-name="Text_20_body">
      <style:text-properties style:font-name="Liberation Serif" fo:font-size="12pt" officeooo:paragraph-rsid="073f97d9" style:font-size-asian="12pt" style:font-size-complex="12pt"/>
    </style:style>
    <style:style style:name="P11" style:family="paragraph" style:parent-style-name="Text_20_body">
      <style:paragraph-properties fo:line-height="100%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Liberation Serif" fo:font-size="12pt" fo:font-weight="normal" officeooo:paragraph-rsid="07017084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Liberation Serif" fo:font-size="12pt" fo:font-weight="bold" style:font-size-asian="12pt" style:font-size-complex="12pt"/>
    </style:style>
    <style:style style:name="P14" style:family="paragraph" style:parent-style-name="Text_20_body">
      <style:text-properties officeooo:paragraph-rsid="07017084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b38a1a" officeooo:paragraph-rsid="06b38a1a" style:font-size-asian="12pt" style:font-size-complex="12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6ca9cce" style:font-size-asian="12pt" style:font-size-complex="12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4286d6d" style:font-size-asian="12pt" style:font-size-complex="12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3516d9f" officeooo:paragraph-rsid="072e29fb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2befdb2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636e5e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47dff0c" style:font-size-asian="12pt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82cd17" officeooo:paragraph-rsid="06ebfafa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582cd17" officeooo:paragraph-rsid="0582cd17" style:font-size-asian="12pt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6b46c16" officeooo:paragraph-rsid="06b46c16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108a18" officeooo:paragraph-rsid="07108a18" style:font-size-asian="12pt" style:font-size-complex="12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7177bd5" officeooo:paragraph-rsid="07177bd5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paragraph-rsid="00369093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6b30c95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6b38a1a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495a919" officeooo:paragraph-rsid="07177bd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3412b1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412b1c" officeooo:paragraph-rsid="05c39bd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b46d51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5c2f886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c60f6e" officeooo:paragraph-rsid="0725f6be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139b11" officeooo:paragraph-rsid="07139b1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177bd5" officeooo:paragraph-rsid="07177bd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1e2845" officeooo:paragraph-rsid="071e2845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249981" officeooo:paragraph-rsid="0724998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25f6be" officeooo:paragraph-rsid="0725f6b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b37213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b38a1a" officeooo:paragraph-rsid="06b38a1a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b38a1a" officeooo:paragraph-rsid="06f4416a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6b38a1a" officeooo:paragraph-rsid="07177bd5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5c39bdd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725f6be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25f6be" officeooo:paragraph-rsid="0725f6be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officeooo:paragraph-rsid="0725f6be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5b2fcb9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725f6be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1" fo:font-size="12pt" fo:font-weight="bold" officeooo:rsid="03516d9f" officeooo:paragraph-rsid="0703e970" style:font-size-asian="12pt" style:font-weight-asian="bold" style:font-size-complex="12pt" style:font-weight-complex="normal"/>
    </style:style>
    <style:style style:name="P58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b37213" style:font-size-asian="12pt" style:font-weight-asian="bold" style:font-size-complex="12pt" style:font-weight-complex="bold"/>
    </style:style>
    <style:style style:name="P5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paragraph-rsid="06ef83c1" style:font-size-asian="12pt" style:font-weight-asian="bold" style:font-size-complex="12pt" style:font-weight-complex="bold"/>
    </style:style>
    <style:style style:name="P60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3412b1c" style:font-size-asian="12pt" style:font-weight-asian="bold" style:font-size-complex="12pt" style:font-weight-complex="bold"/>
    </style:style>
    <style:style style:name="P6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412b1c" officeooo:paragraph-rsid="07108a18" style:font-size-asian="12pt" style:font-weight-asian="bold" style:font-size-complex="12pt" style:font-weight-complex="bold"/>
    </style:style>
    <style:style style:name="P6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7249981" officeooo:paragraph-rsid="07249981" style:font-size-asian="12pt" style:font-weight-asian="bold" style:font-size-complex="12pt" style:font-weight-complex="bold"/>
    </style:style>
    <style:style style:name="P6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5c2f886" style:font-size-asian="12pt" style:font-weight-asian="bold" style:font-size-complex="12pt" style:font-weight-complex="bold"/>
    </style:style>
    <style:style style:name="P6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bold" officeooo:rsid="03c60f6e" officeooo:paragraph-rsid="0725f6be" style:font-size-asian="12pt" style:font-weight-asian="bold" style:font-size-complex="12pt" style:font-weight-complex="bold"/>
    </style:style>
    <style:style style:name="P6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249981" officeooo:paragraph-rsid="07249981" style:font-size-asian="12pt" style:font-weight-asian="normal" style:font-size-complex="12pt" style:font-weight-complex="normal"/>
    </style:style>
    <style:style style:name="P6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25f6be" officeooo:paragraph-rsid="0725f6be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703e970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4e757c9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3516d9f" officeooo:paragraph-rsid="05b2fcb9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paragraph-rsid="06e55c0b" style:font-size-asian="12pt" style:font-size-complex="12pt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officeooo:rsid="009f69b9" officeooo:paragraph-rsid="009f69b9" style:font-size-asian="12pt" style:font-size-complex="12pt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Liberation Serif" fo:font-size="12pt" fo:font-weight="normal" officeooo:rsid="071c6466" officeooo:paragraph-rsid="071e2845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 Serif" fo:font-size="12pt" style:font-size-asian="12pt" style:font-size-complex="12pt"/>
    </style:style>
    <style:style style:name="P78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rsid="07108a18" officeooo:paragraph-rsid="07108a18" style:font-size-asian="12pt" style:font-weight-asian="bold" style:font-size-complex="12pt" style:font-weight-complex="bold"/>
    </style:style>
    <style:style style:name="P79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style:font-name="Liberation Serif" fo:font-size="12pt" fo:font-weight="bold" officeooo:paragraph-rsid="06ef83c1" style:font-size-asian="12pt" style:font-weight-asian="bold" style:font-size-complex="12pt" style:font-weight-complex="bold"/>
    </style:style>
    <style:style style:name="P80" style:family="paragraph" style:parent-style-name="Text_20_body">
      <style:paragraph-properties fo:margin-left="0cm" fo:margin-right="0cm" fo:margin-top="0cm" fo:margin-bottom="0.499cm" loext:contextual-spacing="false" fo:line-height="144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1" style:family="paragraph" style:parent-style-name="Heading_20_1">
      <style:text-properties officeooo:paragraph-rsid="046ce04c"/>
    </style:style>
    <style:style style:name="P82" style:family="paragraph" style:parent-style-name="Heading_20_2">
      <style:text-properties style:font-name="Liberation Serif" fo:font-size="12pt" style:font-size-asian="10.5pt" style:font-size-complex="12pt"/>
    </style:style>
    <style:style style:name="P83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10f1a39" style:font-size-asian="12pt" style:font-size-complex="12pt"/>
    </style:style>
    <style:style style:name="P84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0d935de" fo:background-color="#ffffff" style:font-size-asian="12pt" style:font-size-complex="12pt"/>
    </style:style>
    <style:style style:name="P85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paragraph-rsid="0263684f" fo:background-color="#ffffff" style:font-size-asian="12pt" style:font-size-complex="12pt"/>
    </style:style>
    <style:style style:name="P86" style:family="paragraph" style:parent-style-name="Standard">
      <style:paragraph-properties fo:margin-top="0cm" fo:margin-bottom="0.499cm" loext:contextual-spacing="false" fo:line-height="100%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87" style:family="paragraph" style:parent-style-name="Standard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88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89" style:family="paragraph" style:parent-style-name="Preformatted_20_Text">
      <style:paragraph-properties fo:margin-top="0cm" fo:margin-bottom="0.499cm" loext:contextual-spacing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92" style:family="paragraph" style:parent-style-name="Text_20_body">
      <style:paragraph-properties fo:margin-top="0cm" fo:margin-bottom="0.499cm" loext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93" style:family="paragraph" style:parent-style-name="Text_20_body">
      <style:paragraph-properties fo:margin-top="0cm" fo:margin-bottom="0.499cm" loext:contextual-spacing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e6354" officeooo:paragraph-rsid="001e6354" style:text-blinking="false" fo:background-color="transparent" style:font-size-asian="12pt" style:font-size-complex="12pt"/>
    </style:style>
    <style:style style:name="P94" style:family="paragraph" style:parent-style-name="Text_20_body">
      <style:paragraph-properties fo:margin-top="0cm" fo:margin-bottom="0.499cm" loext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5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6" style:family="paragraph" style:parent-style-name="Preformatted_20_Text">
      <style:text-properties style:font-name="Liberation Serif" fo:font-size="12pt" fo:font-weight="bold" officeooo:paragraph-rsid="07108a18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margin-top="0cm" fo:margin-bottom="0cm" loext:contextual-spacing="false" fo:line-height="100%"/>
      <style:text-properties style:font-name="Liberation Serif" fo:font-size="12pt" officeooo:paragraph-rsid="00daf878" style:font-size-asian="12pt" style:font-size-complex="12pt"/>
    </style:style>
    <style:style style:name="P98" style:family="paragraph" style:parent-style-name="Standard" style:list-style-name="L4">
      <style:paragraph-properties fo:margin-top="0cm" fo:margin-bottom="0cm" loext:contextual-spacing="true" fo:line-height="100%"/>
      <style:text-properties style:font-name="Liberation Serif" fo:font-size="12pt" officeooo:paragraph-rsid="0198a170" style:font-size-asian="12pt" style:font-size-complex="12pt"/>
    </style:style>
    <style:style style:name="P99" style:family="paragraph" style:parent-style-name="Standard" style:list-style-name="L4">
      <style:paragraph-properties fo:margin-top="0cm" fo:margin-bottom="0cm" loext:contextual-spacing="true" fo:line-height="100%"/>
      <style:text-properties style:font-name="Liberation Serif" fo:font-size="12pt" officeooo:paragraph-rsid="04730752" style:font-size-asian="12pt" style:font-size-complex="12pt"/>
    </style:style>
    <style:style style:name="P100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style:font-size-asian="12pt" style:font-size-complex="12pt"/>
    </style:style>
    <style:style style:name="P101" style:family="paragraph" style:parent-style-name="Table_20_Contents" style:list-style-name="L3">
      <style:paragraph-properties fo:margin-top="0cm" fo:margin-bottom="0cm" loext:contextual-spacing="false" fo:line-height="100%"/>
      <style:text-properties style:font-name="Liberation Serif" fo:font-size="12pt" fo:font-weight="bold" style:font-size-asian="12pt" style:font-size-complex="12pt"/>
    </style:style>
    <style:style style:name="P102" style:family="paragraph" style:parent-style-name="Preformatted_20_Text" style:list-style-name="L7">
      <style:text-properties style:font-name="Liberation Serif" fo:font-size="12pt" style:font-size-asian="12pt" style:font-size-complex="12pt"/>
    </style:style>
    <style:style style:name="P103" style:family="paragraph" style:parent-style-name="Preformatted_20_Text" style:list-style-name="L7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04" style:family="paragraph" style:parent-style-name="Text_20_body" style:list-style-name="L2">
      <style:text-properties style:font-name="Liberation Serif" fo:font-size="12pt" style:font-size-asian="12pt" style:font-size-complex="12pt"/>
    </style:style>
    <style:style style:name="P105" style:family="paragraph" style:parent-style-name="Text_20_body" style:list-style-name="L5">
      <style:paragraph-properties fo:line-height="100%"/>
      <style:text-properties style:font-name="Liberation Serif" fo:font-size="12pt" officeooo:paragraph-rsid="050e9760" style:font-size-asian="12pt" style:font-size-complex="12pt"/>
    </style:style>
    <style:style style:name="P106" style:family="paragraph" style:parent-style-name="Text_20_body" style:list-style-name="L6">
      <style:text-properties style:font-name="Liberation Serif" fo:font-size="12pt" style:font-size-asian="12pt" style:font-size-complex="12pt"/>
    </style:style>
    <style:style style:name="P107" style:family="paragraph" style:parent-style-name="Text_20_body" style:list-style-name="L7">
      <style:text-properties style:font-name="Liberation Serif" fo:font-size="12pt" style:font-size-asian="12pt" style:font-size-complex="12pt"/>
    </style:style>
    <style:style style:name="P108" style:family="paragraph" style:parent-style-name="Text_20_body" style:list-style-name="L7">
      <style:text-properties style:font-name="Liberation Serif" fo:font-size="12pt" officeooo:paragraph-rsid="070b9f97" style:font-size-asian="12pt" style:font-size-complex="12pt"/>
    </style:style>
    <style:style style:name="P109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110" style:family="paragraph" style:parent-style-name="Text_20_body" style:list-style-name="L10">
      <style:text-properties style:font-name="Liberation Serif" fo:font-size="12pt" style:font-size-asian="12pt" style:font-size-complex="12pt"/>
    </style:style>
    <style:style style:name="P111" style:family="paragraph" style:parent-style-name="Text_20_body" style:list-style-name="L1">
      <style:paragraph-properties fo:margin-top="0cm" fo:margin-bottom="0cm" loext:contextual-spacing="false" fo:line-height="100%"/>
      <style:text-properties style:font-name="Liberation Serif" fo:font-size="12pt" officeooo:paragraph-rsid="06904467" style:font-size-asian="12pt" style:font-size-complex="12pt"/>
    </style:style>
    <style:style style:name="P112" style:family="paragraph" style:parent-style-name="Text_20_body" style:list-style-name="L7">
      <style:paragraph-properties fo:margin-top="0cm" fo:margin-bottom="0cm" loext:contextual-spacing="false" fo:line-height="100%"/>
      <style:text-properties style:font-name="Liberation Serif" fo:font-size="12pt" officeooo:paragraph-rsid="060ec5cb" style:font-size-asian="12pt" style:font-size-complex="12pt"/>
    </style:style>
    <style:style style:name="P113" style:family="paragraph" style:parent-style-name="Text_20_body" style:list-style-name="L9">
      <style:paragraph-properties fo:margin-top="0cm" fo:margin-bottom="0cm" loext:contextual-spacing="false" fo:line-height="100%"/>
      <style:text-properties style:font-name="Liberation Serif" fo:font-size="12pt" officeooo:paragraph-rsid="042ce2d9" style:font-size-asian="12pt" style:font-size-complex="12pt"/>
    </style:style>
    <style:style style:name="P114" style:family="paragraph" style:parent-style-name="Text_20_body" style:list-style-name="L2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15" style:family="paragraph" style:parent-style-name="Text_20_body" style:list-style-name="L6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16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P117" style:family="paragraph" style:parent-style-name="Text_20_body" style:list-style-name="L8">
      <style:paragraph-properties fo:margin-top="0cm" fo:margin-bottom="0cm" loext:contextual-spacing="false"/>
      <style:text-properties style:font-name="Liberation Serif" fo:font-size="12pt" officeooo:paragraph-rsid="070b9f97" style:font-size-asian="12pt" style:font-size-complex="12pt"/>
    </style:style>
    <style:style style:name="P118" style:family="paragraph" style:parent-style-name="Text_20_body" style:list-style-name="L10">
      <style:paragraph-properties fo:margin-top="0cm" fo:margin-bottom="0cm" loext:contextual-spacing="false"/>
      <style:text-properties style:font-name="Liberation Serif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475b022" style:font-weight-asian="bold" style:font-weight-complex="bold"/>
    </style:style>
    <style:style style:name="T4" style:family="text">
      <style:text-properties fo:font-weight="bold" officeooo:rsid="0479485d" style:font-weight-asian="bold" style:font-weight-complex="bold"/>
    </style:style>
    <style:style style:name="T5" style:family="text">
      <style:text-properties fo:font-weight="bold" officeooo:rsid="0475dcbd" style:font-weight-asian="bold" style:font-weight-complex="bold"/>
    </style:style>
    <style:style style:name="T6" style:family="text">
      <style:text-properties fo:font-weight="bold" officeooo:rsid="0453d932" style:font-weight-asian="bold" style:font-weight-complex="bold"/>
    </style:style>
    <style:style style:name="T7" style:family="text">
      <style:text-properties fo:font-weight="bold" officeooo:rsid="06d383fc" style:font-weight-asian="bold" style:font-weight-complex="bold"/>
    </style:style>
    <style:style style:name="T8" style:family="text">
      <style:text-properties fo:font-weight="bold" officeooo:rsid="06d85d0e" style:font-weight-asian="bold" style:font-weight-complex="bold"/>
    </style:style>
    <style:style style:name="T9" style:family="text">
      <style:text-properties fo:font-weight="bold" officeooo:rsid="06e55c0b" style:font-weight-asian="bold" style:font-weight-complex="bold"/>
    </style:style>
    <style:style style:name="T10" style:family="text">
      <style:text-properties fo:font-weight="bold" officeooo:rsid="06e703e1" style:font-weight-asian="bold" style:font-weight-complex="bold"/>
    </style:style>
    <style:style style:name="T11" style:family="text">
      <style:text-properties fo:font-weight="bold" officeooo:rsid="03c60f6e" style:font-weight-asian="bold" style:font-weight-complex="bold"/>
    </style:style>
    <style:style style:name="T12" style:family="text">
      <style:text-properties fo:font-weight="bold" officeooo:rsid="061c2919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fo:language="en" fo:country="US" fo:font-weight="bold" style:font-size-asian="12pt" style:font-weight-asian="bold" style:font-size-complex="12pt" style:font-weight-complex="bold"/>
    </style:style>
    <style:style style:name="T15" style:family="text">
      <style:text-properties style:font-name="Liberation Serif" fo:font-size="12pt" fo:language="en" fo:country="US" style:font-size-asian="12pt" style:font-size-complex="12pt"/>
    </style:style>
    <style:style style:name="T16" style:family="text">
      <style:text-properties style:font-name="Liberation Serif" fo:font-size="12pt" fo:language="en" fo:country="US" officeooo:rsid="06e55c0b" style:font-size-asian="12pt" style:font-size-complex="12pt"/>
    </style:style>
    <style:style style:name="T1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3516d9f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725f6be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weight="bold" style:font-weight-asian="bold" style:font-weight-complex="bold"/>
    </style:style>
    <style:style style:name="T22" style:family="text">
      <style:text-properties style:font-name="Liberation Serif" fo:font-weight="bold" officeooo:rsid="0725f6be" style:font-weight-asian="bold" style:font-weight-complex="bold"/>
    </style:style>
    <style:style style:name="T23" style:family="text">
      <style:text-properties style:font-name="Liberation Serif" fo:font-weight="normal" style:font-weight-asian="normal" style:font-weight-complex="normal"/>
    </style:style>
    <style:style style:name="T24" style:family="text">
      <style:text-properties style:font-name="Liberation Serif" fo:font-weight="normal" officeooo:rsid="0725f6be" style:font-weight-asian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42ab8d4" style:font-weight-asian="normal" style:font-weight-complex="normal"/>
    </style:style>
    <style:style style:name="T27" style:family="text">
      <style:text-properties fo:font-weight="normal" officeooo:rsid="0453d932" style:font-weight-asian="normal" style:font-weight-complex="normal"/>
    </style:style>
    <style:style style:name="T28" style:family="text">
      <style:text-properties fo:font-weight="normal" officeooo:rsid="06e3ff8f" style:font-weight-asian="normal" style:font-weight-complex="normal"/>
    </style:style>
    <style:style style:name="T29" style:family="text">
      <style:text-properties style:font-weight-asian="bold" style:font-weight-complex="bold"/>
    </style:style>
    <style:style style:name="T30" style:family="text">
      <style:text-properties fo:language="en" fo:country="US" fo:font-weight="bold"/>
    </style:style>
    <style:style style:name="T31" style:family="text">
      <style:text-properties fo:language="en" fo:country="US" fo:font-weight="bold" style:font-weight-asian="bold" style:font-weight-complex="bold"/>
    </style:style>
    <style:style style:name="T32" style:family="text">
      <style:text-properties fo:language="en" fo:country="US" fo:font-weight="bold" officeooo:rsid="06e55c0b" style:font-weight-asian="bold" style:font-weight-complex="bold"/>
    </style:style>
    <style:style style:name="T33" style:family="text">
      <style:text-properties officeooo:rsid="007743e6"/>
    </style:style>
    <style:style style:name="T34" style:family="text">
      <style:text-properties officeooo:rsid="009ccf87"/>
    </style:style>
    <style:style style:name="T35" style:family="text">
      <style:text-properties officeooo:rsid="00e883eb"/>
    </style:style>
    <style:style style:name="T36" style:family="text">
      <style:text-properties officeooo:rsid="01c729e2"/>
    </style:style>
    <style:style style:name="T37" style:family="text">
      <style:text-properties officeooo:rsid="0263684f"/>
    </style:style>
    <style:style style:name="T38" style:family="text">
      <style:text-properties officeooo:rsid="0270a0db"/>
    </style:style>
    <style:style style:name="T39" style:family="text">
      <style:text-properties officeooo:rsid="02befdb2"/>
    </style:style>
    <style:style style:name="T40" style:family="text">
      <style:text-properties officeooo:rsid="0198a170"/>
    </style:style>
    <style:style style:name="T41" style:family="text">
      <style:text-properties officeooo:rsid="01a0b5ab"/>
    </style:style>
    <style:style style:name="T42" style:family="text">
      <style:text-properties officeooo:rsid="019f26e1"/>
    </style:style>
    <style:style style:name="T43" style:family="text">
      <style:text-properties officeooo:rsid="015780b8"/>
    </style:style>
    <style:style style:name="T44" style:family="text">
      <style:text-properties officeooo:rsid="0475b022"/>
    </style:style>
    <style:style style:name="T45" style:family="text">
      <style:text-properties officeooo:rsid="049d108b"/>
    </style:style>
    <style:style style:name="T46" style:family="text">
      <style:text-properties officeooo:rsid="04ed01ed"/>
    </style:style>
    <style:style style:name="T47" style:family="text">
      <style:text-properties officeooo:rsid="04f668ae"/>
    </style:style>
    <style:style style:name="T48" style:family="text">
      <style:text-properties officeooo:rsid="06269fde"/>
    </style:style>
    <style:style style:name="T49" style:family="text">
      <style:text-properties officeooo:rsid="063ff7e8"/>
    </style:style>
    <style:style style:name="T50" style:family="text">
      <style:text-properties officeooo:rsid="07177bd5"/>
    </style:style>
    <style:style style:name="T51" style:family="text">
      <style:text-properties officeooo:rsid="071a5bfe"/>
    </style:style>
    <style:style style:name="T52" style:family="text">
      <style:text-properties officeooo:rsid="071e2845"/>
    </style:style>
    <style:style style:name="T53" style:family="text">
      <style:text-properties officeooo:rsid="071f111f"/>
    </style:style>
    <style:style style:name="T54" style:family="text">
      <style:text-properties officeooo:rsid="07209ab6"/>
    </style:style>
    <style:style style:name="T55" style:family="text">
      <style:text-properties officeooo:rsid="07229df9"/>
    </style:style>
    <style:style style:name="T56" style:family="text">
      <style:text-properties officeooo:rsid="07238e59"/>
    </style:style>
    <style:style style:name="T57" style:family="text">
      <style:text-properties officeooo:rsid="072e29fb"/>
    </style:style>
    <style:style style:name="T58" style:family="text">
      <style:text-properties officeooo:rsid="073c7707"/>
    </style:style>
    <style:style style:name="T59" style:family="text">
      <style:text-properties officeooo:rsid="074075ab"/>
    </style:style>
    <style:style style:name="T60" style:family="text">
      <style:text-properties officeooo:rsid="0740b448"/>
    </style:style>
    <style:style style:name="T61" style:family="text">
      <style:text-properties officeooo:rsid="002d4cf0"/>
    </style:style>
    <style:style style:name="T62" style:family="text">
      <style:text-properties officeooo:rsid="002f4af5"/>
    </style:style>
    <style:style style:name="T63" style:family="text">
      <style:text-properties officeooo:rsid="07496dbb"/>
    </style:style>
    <style:style style:name="T64" style:family="text">
      <style:text-properties officeooo:rsid="00371e2f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1"><text:bookmark text:name="firstHeading"/><text:span text:style-name="T14">Python</text:span><text:span text:style-name="T15">/C2/</text:span><text:span text:style-name="T16">Features of Functions</text:span><text:span text:style-name="T15">/English</text:span></text:h>
      <text:p text:style-name="P1"/>
      <text:section text:style-name="Sect1" text:name="bodyContent">
        <text:p text:style-name="P4"/>
        <text:section text:style-name="Sect1" text:name="contentSub">
          <text:p text:style-name="P4"><text:s/></text:p>
        </text:section>
      </text:section>
      <text:section text:style-name="Sect2" text:name="mw-content-text">
        <text:p text:style-name="P2"><text:span text:style-name="T1">Title of script</text:span>: <text:span text:style-name="T7"><text:s/></text:span><text:span text:style-name="T9">Features of Functions</text:span></text:p>
        <text:p text:style-name="P3">Author: <text:span text:style-name="T34">Aditya Palaparthy</text:span></text:p>
        <text:p text:style-name="P4"><text:span text:style-name="T30">Keywords: </text:span><text:span text:style-name="T31">Python</text:span><text:span text:style-name="T30">, </text:span><text:span text:style-name="T31">Ipython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71">Visual Cue</text:p>
            </table:table-cell>
            <table:table-cell table:style-name="Table1.A1" office:value-type="string">
              <text:p text:style-name="P71">Narration</text:p>
            </table:table-cell>
          </table:table-row>
          <table:table-row>
            <table:table-cell table:style-name="Table1.A1" office:value-type="string">
              <text:p text:style-name="P20">Show Slide </text:p>
              <text:p text:style-name="P5">containing title, name of the production team along with the logo of MHRD </text:p>
            </table:table-cell>
            <table:table-cell table:style-name="Table1.A1" office:value-type="string">
              <text:p text:style-name="P73">Hello Friends. Welcome to the tutorial on "<text:span text:style-name="T32">Features of Functions</text:span>". </text:p>
            </table:table-cell>
          </table:table-row>
          <table:table-row>
            <table:table-cell table:style-name="Table1.A1" office:value-type="string">
              <text:p text:style-name="P21">Show Slide </text:p>
              <text:p text:style-name="P21"><text:span text:style-name="T39">O</text:span>bjectives </text:p>
              <text:p text:style-name="P72"/>
            </table:table-cell>
            <table:table-cell table:style-name="Table1.A1" office:value-type="string">
              <text:p text:style-name="P22"><text:span text:style-name="T40">At the end of</text:span> this tutorial, <text:span text:style-name="T43">we will learn to-</text:span> </text:p>
              <text:list xml:id="list6024214945826687137" text:style-name="L1">
                <text:list-item>
                  <text:p text:style-name="P111"><text:span text:style-name="T25">Assign</text:span><text:span text:style-name="T2"> default values</text:span><text:span text:style-name="T25"> to </text:span><text:span text:style-name="T2">arguments</text:span><text:span text:style-name="T25">, when defining </text:span><text:span text:style-name="T2">functions</text:span><text:span text:style-name="T25">. </text:span></text:p>
                </text:list-item>
                <text:list-item text:style-override="L2">
                  <text:p text:style-name="P114">Define and call <text:span text:style-name="T2">functions</text:span> with keyword <text:span text:style-name="T2">arguments</text:span>. </text:p>
                </text:list-item>
                <text:list-item text:style-override="L2">
                  <text:p text:style-name="P104">Learn some of the <text:span text:style-name="T2">built-in functions</text:span> available in <text:span text:style-name="T2">Python</text:span> <text:span text:style-name="T2">standard</text:span> <text:span text:style-name="T2">library</text:span> and the<text:span text:style-name="T2"> scientific computing libraries</text:span>.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72">Show Slide </text:p>
              <text:p text:style-name="P72">System <text:span text:style-name="T63">Specifications</text:span> </text:p>
            </table:table-cell>
            <table:table-cell table:style-name="Table1.A4" office:value-type="string">
              <text:p text:style-name="P72">To record this tutorial, I am using </text:p>
              <text:list xml:id="list6672693747513997206" text:style-name="L3">
                <text:list-item>
                  <text:p text:style-name="P100"><text:span text:style-name="T1">Ubuntu Linux 14.04</text:span> operating system</text:p>
                </text:list-item>
                <text:list-item>
                  <text:p text:style-name="P101"><text:span text:style-name="T29">Python</text:span> 2.7.6</text:p>
                </text:list-item>
                <text:list-item>
                  <text:p text:style-name="P100"><text:span text:style-name="T2">IPython</text:span><text:span text:style-name="T1"> </text:span><text:span text:style-name="T12">4</text:span><text:span text:style-name="T1">.0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0">Show Slide </text:p>
              <text:p text:style-name="P5">Pre-requisite slide </text:p>
            </table:table-cell>
            <table:table-cell table:style-name="Table1.A4" office:value-type="string">
              <text:p text:style-name="P20">To <text:span text:style-name="T41">practise</text:span> this tutorial, <text:span text:style-name="T42">you </text:span>should know how to </text:p>
              <text:list xml:id="list6562236489424215003" text:style-name="L4">
                <text:list-item>
                  <text:p text:style-name="P98">run basic <text:span text:style-name="T2">Python </text:span>commands on the <text:span text:style-name="T8">IP</text:span><text:span text:style-name="T2">ython console</text:span></text:p>
                </text:list-item>
                <text:list-item>
                  <text:p text:style-name="P99"><text:span text:style-name="T28">use</text:span><text:span text:style-name="T2"> </text:span><text:span text:style-name="T10">functions</text:span><text:span text:style-name="T2">.</text:span></text:p>
                </text:list-item>
              </text:list>
              <text:p text:style-name="P76"/>
              <text:p text:style-name="P77">If not, <text:span text:style-name="T40">see the pre-requisite</text:span> <text:span text:style-name="T2">Python </text:span>tutorials <text:span text:style-name="T40">on </text:span>this website.</text:p>
            </table:table-cell>
          </table:table-row>
          <table:table-row table:style-name="Table1.6">
            <table:table-cell table:style-name="Table1.A6" office:value-type="string">
              <text:p text:style-name="P24">[Terminal]</text:p>
              <text:p text:style-name="P74"><text:span text:style-name="T2">ipython --</text:span><text:span text:style-name="T4">pylab</text:span><text:span text:style-name="T2"> </text:span></text:p>
            </table:table-cell>
            <table:table-cell table:style-name="Table1.A6" office:value-type="string">
              <text:p text:style-name="P97">Let us start <text:span text:style-name="T2">ipython</text:span> <text:span text:style-name="T44">with </text:span><text:span text:style-name="T3">pylab</text:span><text:span text:style-name="T44">.</text:span></text:p>
              <text:p text:style-name="P97"/>
              <text:p text:style-name="P97"><text:span text:style-name="T33">O</text:span>pen the <text:span text:style-name="T2">terminal</text:span> and <text:span text:style-name="T36">T</text:span>ype <text:span text:style-name="T2">ipython --</text:span><text:span text:style-name="T5">pylab </text:span><text:span text:style-name="T27">and press </text:span><text:span text:style-name="T6">Enter</text:span></text:p>
            </table:table-cell>
          </table:table-row>
          <table:table-row table:style-name="Table1.7">
            <table:table-cell table:style-name="Table1.A6" office:value-type="string">
              <text:p text:style-name="P31">Show Slide</text:p>
              <text:p text:style-name="P11"><text:span text:style-name="T58">F</text:span>unctions </text:p>
            </table:table-cell>
            <table:table-cell table:style-name="Table1.A6" office:value-type="string">
              <text:p text:style-name="P23"><text:span text:style-name="T1">s.strip() strips on spaces.</text:span> </text:p>
              <text:p text:style-name="P4"><text:span text:style-name="T2">s.strip('@') strips</text:span> the <text:span text:style-name="T2">string</text:span> of '<text:span text:style-name="T2">@</text:span>' symbols. </text:p>
              <text:p text:style-name="P4">Thus it can be said that here, blank space is the default <text:span text:style-name="T2">argument</text:span>. </text:p>
              <text:p text:style-name="P9"><text:span text:style-name="T2">plot(x, y) </text:span>plots with x vs. y using default line style. </text:p>
              <text:p text:style-name="P9"><text:span text:style-name="T2">plot(x, y, 'o')</text:span> plots x vs. y with circle markers. </text:p>
              <text:p text:style-name="P4">Hence, here when third argument is not provided, it shows default line style. </text:p>
              <text:p text:style-name="P10"><text:span text:style-name="T2">linspace(0, 2*pi, 100)</text:span> returns 100 points between 0 and 2pi <text:soft-page-break/><text:span text:style-name="T2">linspace(0, 2*pi)</text:span> returns 50 points between 0 and 2pi </text:p>
              <text:p text:style-name="P4">Hence, the default for the third argument is 50. </text:p>
            </table:table-cell>
          </table:table-row>
          <table:table-row>
            <table:table-cell table:style-name="Table1.A1" office:value-type="string">
              <text:p text:style-name="P32">[Ipython <text:span text:style-name="T45">Console</text:span>]</text:p>
              <text:p text:style-name="P32"/>
              <text:p text:style-name="P58">def welcome(greet, name="World"):</text:p>
              <text:p text:style-name="P88"><text:s text:c="4"/><text:span text:style-name="T2">print greet, name</text:span></text:p>
              <text:p text:style-name="P46"/>
              <text:p text:style-name="P32"/>
            </table:table-cell>
            <table:table-cell table:style-name="Table1.A1" office:value-type="string">
              <text:p text:style-name="P25">Let's now define a simple <text:span text:style-name="T2">function</text:span> that uses <text:span text:style-name="T2">default arguments</text:span>. </text:p>
              <text:p text:style-name="P25"/>
              <text:p text:style-name="P26">Type </text:p>
              <text:p text:style-name="P59">def welcome(greet, name="World"):</text:p>
              <text:p text:style-name="P79"><text:s text:c="7"/>print greet, name</text:p>
            </table:table-cell>
          </table:table-row>
          <table:table-row>
            <table:table-cell table:style-name="Table1.A6" office:value-type="string">
              <text:p text:style-name="P33">[Ipython <text:span text:style-name="T45">Console</text:span>]</text:p>
              <text:p text:style-name="P47">welcome("Hi", "Guido") </text:p>
            </table:table-cell>
            <table:table-cell table:style-name="Table1.A6" office:value-type="string">
              <text:p text:style-name="P16"><text:span text:style-name="T13">Let us first call the </text:span><text:span text:style-name="T21">function</text:span><text:span text:style-name="T13"> with two </text:span><text:span text:style-name="T21">arguments</text:span><text:span text:style-name="T13">, one for </text:span><text:span text:style-name="Teletype"><text:span text:style-name="T21">greet</text:span></text:span><text:span text:style-name="T13"> and other for </text:span><text:span text:style-name="Teletype"><text:span text:style-name="T21">name</text:span></text:span><text:span text:style-name="T13">. </text:span></text:p>
              <text:p text:style-name="P27">Type</text:p>
              <text:p text:style-name="P48">welcome("Hi", "Guido") </text:p>
              <text:p text:style-name="P48"><text:span text:style-name="T25">We get the expected welcome message,</text:span> "Hi Guido". </text:p>
            </table:table-cell>
          </table:table-row>
          <table:table-row>
            <table:table-cell table:style-name="Table1.A6" office:value-type="string">
              <text:p text:style-name="P34">[Ipython <text:span text:style-name="T45">Console</text:span>]</text:p>
              <text:p text:style-name="P49">welcome(“<text:span text:style-name="T50">Hello</text:span>”) </text:p>
            </table:table-cell>
            <table:table-cell table:style-name="Table1.A6" office:value-type="string">
              <text:p text:style-name="P29">Now Let us call the <text:span text:style-name="T2">function</text:span> with one <text:span text:style-name="T2">argument</text:span> only.</text:p>
              <text:p text:style-name="P29">Type</text:p>
              <text:p text:style-name="P49">welcome(“<text:span text:style-name="T50">Hello</text:span>”) </text:p>
              <text:p text:style-name="P41">We get the <text:span text:style-name="T51">output</text:span> as “<text:span text:style-name="T2">Hello World</text:span>”</text:p>
            </table:table-cell>
          </table:table-row>
          <table:table-row table:style-name="Table1.11">
            <table:table-cell table:style-name="Table1.A4" office:value-type="string">
              <text:p text:style-name="P35">Show Slide</text:p>
              <text:p text:style-name="P35"/>
              <text:p text:style-name="P5"><text:span text:style-name="T46">Exercise</text:span> <text:span text:style-name="T48">1</text:span></text:p>
            </table:table-cell>
            <table:table-cell table:style-name="Table1.A4" office:value-type="string">
              <text:p text:style-name="P68">Pause the video. <text:span text:style-name="T35">Try</text:span> this exercise and then resume the video.</text:p>
              <text:p text:style-name="P68"/>
              <text:p text:style-name="P17"><text:span text:style-name="T23">Redefine the function </text:span><text:span text:style-name="Teletype"><text:span text:style-name="T23">welcome</text:span></text:span><text:span text:style-name="T23">, by interchanging it's </text:span></text:p>
              <text:p text:style-name="P12">arguments. </text:p>
              <text:p text:style-name="P14"><text:span text:style-name="T17">Place the </text:span><text:span text:style-name="Teletype"><text:span text:style-name="T17">name</text:span></text:span><text:span text:style-name="T17"> argument with it's default value of "World" before the </text:span><text:span text:style-name="Teletype"><text:span text:style-name="T17">greet</text:span></text:span><text:span text:style-name="T17"> argument. </text:span></text:p>
            </table:table-cell>
          </table:table-row>
          <table:table-row table:style-name="Table1.11">
            <table:table-cell table:style-name="Table1.A4" office:value-type="string">
              <text:p text:style-name="P35">Show Slide </text:p>
              <text:p text:style-name="P4">Solution 1 </text:p>
            </table:table-cell>
            <table:table-cell table:style-name="Table1.A4" office:value-type="string">
              <text:p text:style-name="P57">def welcome(name="World", greet):</text:p>
              <text:p text:style-name="P57"><text:s text:c="7"/>print greet, name</text:p>
              <text:p text:style-name="P67"><text:span text:style-name="T13">We get an error that reads </text:span><text:span text:style-name="Teletype"><text:span text:style-name="T21">SyntaxError: non-default argument follows default argument</text:span></text:span><text:span text:style-name="T13">. </text:span></text:p>
              <text:p text:style-name="P67">When defining a <text:span text:style-name="T2">function</text:span> all the <text:span text:style-name="T2">argument</text:span> with <text:span text:style-name="T2">default</text:span> <text:span text:style-name="T2">values</text:span> should come at the end. </text:p>
            </table:table-cell>
          </table:table-row>
          <table:table-row table:style-name="Table1.11">
            <table:table-cell table:style-name="Table1.A4" office:value-type="string">
              <text:p text:style-name="P35">Show Slide </text:p>
              <text:p text:style-name="P35"/>
              <text:p text:style-name="P5"><text:span text:style-name="T47">Exercise</text:span> <text:span text:style-name="T49">2</text:span> </text:p>
            </table:table-cell>
            <table:table-cell table:style-name="Table1.A4" office:value-type="string">
              <text:p text:style-name="P69">Pause the video. <text:span text:style-name="T35">Try</text:span> this exercise and then resume the video.</text:p>
              <text:p text:style-name="P69"/>
              <text:p text:style-name="P55"><text:span text:style-name="T18">Redefine the function </text:span><text:span text:style-name="Teletype"><text:span text:style-name="T18">welcome</text:span></text:span><text:span text:style-name="T18"> with a default value of </text:span><text:span text:style-name="T17">"Hello" to the </text:span><text:span text:style-name="Teletype"><text:span text:style-name="T20">greet</text:span></text:span><text:span text:style-name="T17"> </text:span><text:span text:style-name="T20">argument</text:span><text:span text:style-name="T17">. Then, call the function without any arguments.</text:span><text:span text:style-name="T18"> </text:span></text:p>
            </table:table-cell>
          </table:table-row>
          <table:table-row table:style-name="Table1.11">
            <table:table-cell table:style-name="Table1.A4" office:value-type="string">
              <text:p text:style-name="P37">[IPython Console]</text:p>
              <text:p text:style-name="P37"/>
              <text:p text:style-name="P60">def welcome(greet="Hello", name="World"):</text:p>
              <text:p text:style-name="P95"><text:s text:c="4"/>print greet, name</text:p>
              <text:p text:style-name="P95"/>
              <text:p text:style-name="P89">welcome()</text:p>
            </table:table-cell>
            <table:table-cell table:style-name="Table1.A4" office:value-type="string">
              <text:p text:style-name="P18">Switch to the terminal for solution. </text:p>
              <text:p text:style-name="P18"/>
              <text:p text:style-name="P28">Type</text:p>
              <text:p text:style-name="P61">def welcome(greet="Hello", name="World"):</text:p>
              <text:p text:style-name="P96"><text:s text:c="7"/>print greet, name</text:p>
              <text:p text:style-name="P96"/>
              <text:p text:style-name="P78">welcome()</text:p>
              <text:p text:style-name="P78"><text:span text:style-name="T25">As we can see, we get the output as</text:span> <text:span text:style-name="Teletype"><text:span text:style-name="T13">Hello World</text:span></text:span>. </text:p>
            </table:table-cell>
          </table:table-row>
          <text:soft-page-break/>
          <table:table-row table:style-name="Table1.11">
            <table:table-cell table:style-name="Table1.A4" office:value-type="string">
              <text:p text:style-name="P42">Show Slide</text:p>
              <text:p text:style-name="P75">keyword arguments <text:span text:style-name="T52">examples</text:span></text:p>
            </table:table-cell>
            <table:table-cell table:style-name="Table1.A4" office:value-type="string">
              <text:p text:style-name="P8">Now Let us see what are <text:span text:style-name="T2">keyword arguments</text:span> </text:p>
              <text:p text:style-name="P6">This slide shows a few function calls that use<text:span text:style-name="T2"> keyword arguments</text:span>. <text:span text:style-name="Teletype"><text:span text:style-name="T21">loc</text:span></text:span><text:span text:style-name="T2">, </text:span><text:span text:style-name="Teletype"><text:span text:style-name="T21">linewidth</text:span></text:span><text:span text:style-name="T2">, </text:span><text:span text:style-name="Teletype"><text:span text:style-name="T21">xy</text:span></text:span> and <text:span text:style-name="Teletype"><text:span text:style-name="T21">labels</text:span></text:span> are being called with <text:span text:style-name="T2">keyword</text:span> <text:span text:style-name="T2">arguments</text:span>. </text:p>
              <text:p text:style-name="P7"><text:span text:style-name="T53">while</text:span> calling functions in <text:span text:style-name="T2">Python</text:span>, <text:span text:style-name="T55">we</text:span> don't need to remember the order <text:span text:style-name="T54">of</text:span> <text:span text:style-name="T2">arguments</text:span>. </text:p>
              <text:p text:style-name="P7">Instead, <text:span text:style-name="T56">we</text:span> can use the <text:span text:style-name="T2">name</text:span> of the <text:span text:style-name="T2">argument</text:span> to pass it a <text:span text:style-name="T2">value</text:span>. </text:p>
            </table:table-cell>
          </table:table-row>
          <table:table-row table:style-name="Table1.11">
            <table:table-cell table:style-name="Table1.A4" office:value-type="string">
              <text:p text:style-name="P38">[IPython Console]</text:p>
              <text:p text:style-name="P38"/>
              <text:p text:style-name="P60">welcome("Hello", "James")</text:p>
              <text:p text:style-name="P50"/>
            </table:table-cell>
            <table:table-cell table:style-name="Table1.A4" office:value-type="string">
              <text:p text:style-name="P43">Let us pass the <text:span text:style-name="T2">values</text:span> without specifying <text:span text:style-name="T2">keyword</text:span></text:p>
              <text:p text:style-name="P43">Type</text:p>
              <text:p text:style-name="P62">welcome("Hello", "James")</text:p>
              <text:p text:style-name="P66">We get the output as “<text:span text:style-name="T2">Hello James</text:span>”</text:p>
              <text:p text:style-name="P65">Here the <text:span text:style-name="T2">values</text:span> are passed according to <text:span text:style-name="T2">position.</text:span></text:p>
            </table:table-cell>
          </table:table-row>
          <table:table-row table:style-name="Table1.11">
            <table:table-cell table:style-name="Table1.A4" office:value-type="string">
              <text:p text:style-name="P39">[IPython Console]</text:p>
              <text:p text:style-name="P39"/>
              <text:p text:style-name="P63">welcome("Hi", name="Guido")</text:p>
            </table:table-cell>
            <table:table-cell table:style-name="Table1.A4" office:value-type="string">
              <text:p text:style-name="P44">Now let us pass the values one without <text:span text:style-name="T2">keyword</text:span> and other with <text:span text:style-name="T2">keyword</text:span></text:p>
              <text:p text:style-name="P53"/>
              <text:p text:style-name="P44">Type</text:p>
              <text:p text:style-name="P64">welcome("Hi", name="Guido")</text:p>
              <text:p text:style-name="P44">We get the output as “<text:span text:style-name="T2">Hi Guido</text:span>”</text:p>
              <text:p text:style-name="P44"/>
            </table:table-cell>
          </table:table-row>
          <table:table-row table:style-name="Table1.11">
            <table:table-cell table:style-name="Table1.A4" office:value-type="string">
              <text:p text:style-name="P39">[IPython Console]</text:p>
              <text:p text:style-name="P39"/>
              <text:p text:style-name="P52">welcome(name="Guido", greet="Hey! ") </text:p>
            </table:table-cell>
            <table:table-cell table:style-name="Table1.A4" office:value-type="string">
              <text:p text:style-name="P44">Now Type <text:span text:style-name="T11">welcome(name="Guido", greet="Hey! ") </text:span></text:p>
              <text:p text:style-name="P44">Here the order of <text:span text:style-name="T2">keyword</text:span> is changed still we get the output as “<text:span text:style-name="T2">Hey! Guido</text:span>”</text:p>
            </table:table-cell>
          </table:table-row>
          <table:table-row table:style-name="Table1.11">
            <table:table-cell table:style-name="Table1.A4" office:value-type="string">
              <text:p text:style-name="P39">[IPython Console]</text:p>
              <text:p text:style-name="P39"/>
              <text:p text:style-name="P52">welcome(name="Guido", "Hey") </text:p>
            </table:table-cell>
            <table:table-cell table:style-name="Table1.A4" office:value-type="string">
              <text:p text:style-name="P44">Now Type <text:span text:style-name="T11">welcome(name="Guido", "Hey") </text:span></text:p>
              <text:p text:style-name="P52"/>
              <text:p text:style-name="P56"><text:span text:style-name="T19">We get the error</text:span><text:span text:style-name="T13">, </text:span><text:span text:style-name="Teletype"><text:span text:style-name="T21">non-keyword arg</text:span></text:span><text:span text:style-name="Teletype"><text:span text:style-name="T22">ument</text:span></text:span><text:span text:style-name="Teletype"><text:span text:style-name="T21"> after keyword arg</text:span></text:span><text:span text:style-name="Teletype"><text:span text:style-name="T22">ument.</text:span></text:span></text:p>
              <text:p text:style-name="P56"><text:span text:style-name="Teletype"><text:span text:style-name="T22"/></text:span></text:p>
              <text:p text:style-name="P56"><text:span text:style-name="Teletype"><text:span text:style-name="T24">This is because the </text:span></text:span><text:span text:style-name="Teletype"><text:span text:style-name="T22">keyword</text:span></text:span><text:span text:style-name="Teletype"><text:span text:style-name="T24"> should be specified at last.</text:span></text:span><text:span text:style-name="T13"> </text:span></text:p>
              <text:p text:style-name="P54"/>
            </table:table-cell>
          </table:table-row>
          <table:table-row table:style-name="Table1.11">
            <table:table-cell table:style-name="Table1.A4" office:value-type="string">
              <text:p text:style-name="P36">Show Slide </text:p>
              <text:p text:style-name="P4"><text:span text:style-name="T59">B</text:span>uilt-in functions </text:p>
              <text:p text:style-name="P51"/>
            </table:table-cell>
            <table:table-cell table:style-name="Table1.A4" office:value-type="string">
              <text:p text:style-name="P40"><text:span text:style-name="T2">Python</text:span> also have some <text:span text:style-name="T2">built-in functions</text:span></text:p>
              <text:p text:style-name="P40">For example</text:p>
              <text:p text:style-name="P4">Math functions - abs, sin, .... Plot functions - plot, bar, pie ... Boolean functions - and, or, not ... </text:p>
            </table:table-cell>
          </table:table-row>
          <table:table-row table:style-name="Table1.11">
            <table:table-cell table:style-name="Table1.A4" office:value-type="string">
              <text:p text:style-name="P35">Show Slide</text:p>
              <text:p text:style-name="P5"><text:span text:style-name="T60">C</text:span>lasses of functions</text:p>
            </table:table-cell>
            <table:table-cell table:style-name="Table1.A4" office:value-type="string">
              <text:p text:style-name="P19">Apart from the standard library there are other libraries like <text:span text:style-name="Teletype"><text:span text:style-name="T21">pylab</text:span></text:span>, <text:span text:style-name="Teletype"><text:span text:style-name="T21">scipy.</text:span></text:span></text:p>
              <text:p text:style-name="P19"><text:span text:style-name="Teletype"><text:span text:style-name="T21"/></text:span></text:p>
              <text:p text:style-name="P19"><text:span text:style-name="T57">They</text:span> have a huge collection of <text:span text:style-name="T2">functions</text:span> for <text:span text:style-name="T2">scientific</text:span> purposes. </text:p>
              <text:p text:style-name="P13"/>
              <text:p text:style-name="P4"><text:span text:style-name="T1">pylab</text:span> </text:p>
              <text:p text:style-name="P4"><text:span text:style-name="T2">plot, bar, contour, boxplot, errorbar, log, polar, quiver, semilog</text:span> </text:p>
              <text:p text:style-name="P4"><text:span text:style-name="T1">scipy (modules)</text:span> </text:p>
              <text:p text:style-name="P4"><text:span text:style-name="T2">fftpack, stats, linalg, ndimage, signal, optimize, integrate</text:span> </text:p>
            </table:table-cell>
          </table:table-row>
          <table:table-row>
            <table:table-cell table:style-name="Table1.A4" office:value-type="string">
              <text:p text:style-name="P20">Show Slide</text:p>
              <text:p text:style-name="P5">Summary slide </text:p>
              <text:p text:style-name="P20"><text:soft-page-break/></text:p>
            </table:table-cell>
            <table:table-cell table:style-name="Table1.A4" office:value-type="string">
              <text:p text:style-name="P45"><text:span text:style-name="T25">This brings us to the end of this tutorial. In this tutorial, we have learn</text:span><text:span text:style-name="T26">ed</text:span><text:span text:style-name="T25"> to,</text:span> </text:p>
              <text:p text:style-name="P45"><text:soft-page-break/></text:p>
              <text:list xml:id="list2716500538980879709" text:style-name="L5">
                <text:list-item>
                  <text:p text:style-name="P105">Define functions with default arguments. </text:p>
                </text:list-item>
                <text:list-item text:style-override="L6">
                  <text:p text:style-name="P115">Call functions using keyword arguments. </text:p>
                </text:list-item>
                <text:list-item text:style-override="L6">
                  <text:p text:style-name="P106">Use the range of functions available in the Python standard library and the Scientific Computing related packages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30">Show Slide</text:p>
              <text:p text:style-name="P5"><text:span text:style-name="T38">Evaluation</text:span> </text:p>
              <text:p text:style-name="P70"/>
            </table:table-cell>
            <table:table-cell table:style-name="Table1.A4" office:value-type="string">
              <text:p text:style-name="P20">Here are some self assessment questions for you to solve </text:p>
              <text:p text:style-name="P20"/>
              <text:list xml:id="list2299928626259739204" text:style-name="L7">
                <text:list-item>
                  <text:p text:style-name="P112">All arguments of a function cannot have default values. - True or False? </text:p>
                </text:list-item>
                <text:list-item>
                  <text:p text:style-name="P107">The following is a valid function definition. True or False? </text:p>
                  <text:p text:style-name="P102">def seperator(count=40, char, show=False):</text:p>
                  <text:p text:style-name="P102"><text:s text:c="4"/>if show:</text:p>
                  <text:p text:style-name="P102"><text:s text:c="8"/>print char * count</text:p>
                  <text:p text:style-name="P103"><text:s text:c="4"/>return char * count</text:p>
                </text:list-item>
                <text:list-item>
                  <text:p text:style-name="P108">When calling a function, </text:p>
                </text:list-item>
              </text:list>
              <text:list xml:id="list5412473204255037297" text:style-name="L8">
                <text:list-item>
                  <text:list>
                    <text:list-item>
                      <text:p text:style-name="P117">the arguments should always be in the order in which they are defined. </text:p>
                    </text:list-item>
                    <text:list-item>
                      <text:p text:style-name="P116"><text:span text:style-name="T25">only keyword arguments can be in any order, but should be called</text:span><text:span text:style-name="T1"> </text:span>at the beginning. </text:p>
                    </text:list-item>
                    <text:list-item>
                      <text:p text:style-name="P109">only keyword arguments can be in any order, but should be called at the end. </text:p>
                    </text:list-item>
                  </text:list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0"/>
              <text:p text:style-name="P20">Show Slide</text:p>
              <text:p text:style-name="P20"/>
              <text:p text:style-name="P5">Solutions </text:p>
              <text:p text:style-name="P72"/>
            </table:table-cell>
            <table:table-cell table:style-name="Table1.A4" office:value-type="string">
              <text:p text:style-name="P83"><text:span text:style-name="T25">And the answers,</text:span><text:span text:style-name="T2"> </text:span></text:p>
              <text:list xml:id="list2256606882488771231" text:style-name="L9">
                <text:list-item>
                  <text:p text:style-name="P113">False. All arguments of a Python function can have default values. </text:p>
                </text:list-item>
                <text:list-item text:style-override="L10">
                  <text:p text:style-name="P118">False. All parameters with default arguments should be defined at the end. </text:p>
                </text:list-item>
                <text:list-item text:style-override="L10">
                  <text:p text:style-name="P110">When calling a function, only keyword arguments can be in any order, but should be called at the end. </text:p>
                </text:list-item>
              </text:list>
            </table:table-cell>
          </table:table-row>
          <table:table-row>
            <table:table-cell table:style-name="Table1.A6" office:value-type="string">
              <text:p text:style-name="P84">Show Slide</text:p>
              <text:p text:style-name="P84">Forum </text:p>
            </table:table-cell>
            <table:table-cell table:style-name="Table1.A6" office:value-type="string">
              <text:p text:style-name="P90">Please post your <text:span text:style-name="T64">timed </text:span>queries <text:span text:style-name="T64">i</text:span>n this forum.</text:p>
            </table:table-cell>
          </table:table-row>
          <table:table-row>
            <table:table-cell table:style-name="Table1.A6" office:value-type="string">
              <text:p text:style-name="P85">Show Slide</text:p>
              <text:p text:style-name="P85"><text:span text:style-name="T37">Fossee </text:span>Forum </text:p>
            </table:table-cell>
            <table:table-cell table:style-name="Table1.A6" office:value-type="string">
              <text:p text:style-name="P91"><text:span text:style-name="T64">Please post your general queries</text:span> <text:span text:style-name="T61">on</text:span> Python <text:span text:style-name="T64">in</text:span> this <text:span text:style-name="T62">forum</text:span>.</text:p>
            </table:table-cell>
          </table:table-row>
          <table:table-row>
            <table:table-cell table:style-name="Table1.A6" office:value-type="string">
              <text:p text:style-name="P84">Show Slide </text:p>
              <text:p text:style-name="P84">Textbook Companion </text:p>
            </table:table-cell>
            <table:table-cell table:style-name="Table1.A6" office:value-type="string">
              <text:p text:style-name="P92">FOSSEE team coordinates <text:span text:style-name="T64">the </text:span>TBC project.</text:p>
            </table:table-cell>
          </table:table-row>
          <table:table-row table:style-name="Table1.28">
            <table:table-cell table:style-name="Table1.A6" office:value-type="string">
              <text:p text:style-name="P84">Show Slide</text:p>
              <text:p text:style-name="P84"><text:soft-page-break/>Acknowledgement </text:p>
            </table:table-cell>
            <table:table-cell table:style-name="Table1.A6" office:value-type="string">
              <text:p text:style-name="P93">Spoken Tutorial Project is funded by NMEICT, MHRD, Govt. of <text:soft-page-break/>India.</text:p>
              <text:p text:style-name="P15">For more details, visit this website.</text:p>
            </table:table-cell>
          </table:table-row>
          <table:table-row table:style-name="Table1.28">
            <table:table-cell table:style-name="Table1.A6" office:value-type="string">
              <text:p text:style-name="P86">Show Slide</text:p>
              <text:p text:style-name="P86">Thank You</text:p>
            </table:table-cell>
            <table:table-cell table:style-name="Table1.A6" office:value-type="string">
              <text:p text:style-name="P87"/>
              <text:p text:style-name="P80">This is _________ from IIT Bombay signing off.</text:p>
              <text:p text:style-name="P94">Thank you.</text:p>
              <text:p text:style-name="P91"/>
            </table:table-cell>
          </table:table-row>
        </table:table>
        <text:section text:style-name="Sect1" text:name="ContributionCredits">
          <text:h text:style-name="P82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02-16T21:01:14.193000000</dc:date>
    <meta:editing-duration>P2DT1H51M17S</meta:editing-duration>
    <meta:editing-cycles>2138</meta:editing-cycles>
    <meta:generator>LibreOffice/5.0.3.2$Windows_x86 LibreOffice_project/e5f16313668ac592c1bfb310f4390624e3dbfb75</meta:generator>
    <dc:creator>aditya p </dc:creator>
    <meta:document-statistic meta:table-count="1" meta:image-count="0" meta:object-count="0" meta:page-count="5" meta:paragraph-count="170" meta:word-count="1003" meta:character-count="6275" meta:non-whitespace-character-count="5332"/>
  </office:meta>
</office:document-meta>
</file>